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w Cen MT" svg:font-family="'Tw Cen MT'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/>
      <style:text-properties style:font-name="Tw Cen MT" fo:font-size="11pt" style:text-underline-style="solid" style:text-underline-width="auto" style:text-underline-color="font-color" fo:font-weight="bold" officeooo:rsid="001062a3" officeooo:paragraph-rsid="001062a3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.282cm" style:contextual-spacing="false"/>
      <style:text-properties style:font-name="Tw Cen MT" fo:font-size="11pt" style:text-underline-style="solid" style:text-underline-width="auto" style:text-underline-color="font-color" fo:font-weight="bold" officeooo:paragraph-rsid="000c30ec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cm" fo:margin-bottom="0.282cm" style:contextual-spacing="false"/>
      <style:text-properties style:font-name="Tw Cen MT" fo:font-size="11pt" officeooo:paragraph-rsid="000c30ec" style:font-size-asian="11pt" style:font-size-complex="11pt"/>
    </style:style>
    <style:style style:name="P4" style:family="paragraph" style:parent-style-name="Standard">
      <style:paragraph-properties fo:margin-top="0cm" fo:margin-bottom="0.282cm" style:contextual-spacing="false"/>
      <style:text-properties style:font-name="Tw Cen MT" fo:font-size="11pt" style:text-underline-style="none" fo:font-weight="normal" officeooo:paragraph-rsid="000c30ec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.282cm" style:contextual-spacing="false"/>
      <style:text-properties style:font-name="Tw Cen MT" fo:font-size="11pt" style:text-underline-style="none" fo:font-weight="bold" officeooo:rsid="000dc6bd" officeooo:paragraph-rsid="000dc6b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cm" fo:margin-bottom="0.282cm" style:contextual-spacing="false"/>
      <style:text-properties style:font-name="Tw Cen MT" fo:font-size="11pt" style:text-underline-style="none" fo:font-weight="normal" officeooo:rsid="000dc6bd" officeooo:paragraph-rsid="000dc6bd" style:font-size-asian="11pt" style:font-weight-asian="normal" style:font-size-complex="11pt" style:font-weight-complex="normal"/>
    </style:style>
    <style:style style:name="P7" style:family="paragraph" style:parent-style-name="Heading_20_3">
      <style:paragraph-properties fo:margin-top="0cm" fo:margin-bottom="0.282cm" style:contextual-spacing="false"/>
      <style:text-properties style:font-name="Tw Cen MT" fo:font-size="11pt" style:text-underline-style="none" fo:font-weight="normal" officeooo:paragraph-rsid="001062a3" style:font-size-asian="11pt" style:font-weight-asian="normal" style:font-size-complex="11pt" style:font-weight-complex="normal"/>
    </style:style>
    <style:style style:name="P8" style:family="paragraph" style:parent-style-name="Heading_20_3">
      <style:paragraph-properties fo:margin-top="0cm" fo:margin-bottom="0.282cm" style:contextual-spacing="false"/>
      <style:text-properties style:font-name="Tw Cen MT" fo:font-size="11pt" style:text-underline-style="none" fo:font-weight="normal" officeooo:paragraph-rsid="000c30ec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margin-top="0cm" fo:margin-bottom="0.282cm" style:contextual-spacing="false"/>
      <style:text-properties style:font-name="Tw Cen MT" fo:font-size="11pt" style:font-size-asian="11pt" style:font-size-complex="11pt"/>
    </style:style>
    <style:style style:name="P10" style:family="paragraph" style:parent-style-name="Text_20_body" style:list-style-name="L1">
      <style:paragraph-properties fo:margin-top="0cm" fo:margin-bottom="0.282cm" style:contextual-spacing="false"/>
      <style:text-properties style:font-name="Tw Cen MT" fo:font-size="11pt" style:font-size-asian="11pt" style:font-size-complex="11pt"/>
    </style:style>
    <style:style style:name="P11" style:family="paragraph" style:parent-style-name="Text_20_body" style:list-style-name="L2">
      <style:paragraph-properties fo:margin-top="0cm" fo:margin-bottom="0.282cm" style:contextual-spacing="false"/>
      <style:text-properties style:font-name="Tw Cen MT" fo:font-size="11pt" style:font-size-asian="11pt" style:font-size-complex="11pt"/>
    </style:style>
    <style:style style:name="P12" style:family="paragraph" style:parent-style-name="Text_20_body" style:list-style-name="L3">
      <style:paragraph-properties fo:margin-top="0cm" fo:margin-bottom="0.282cm" style:contextual-spacing="false"/>
      <style:text-properties style:font-name="Tw Cen MT" fo:font-size="11pt" style:font-size-asian="11pt" style:font-size-complex="11pt"/>
    </style:style>
    <style:style style:name="P13" style:family="paragraph" style:parent-style-name="Text_20_body" style:list-style-name="L4">
      <style:paragraph-properties fo:margin-top="0cm" fo:margin-bottom="0.282cm" style:contextual-spacing="false"/>
      <style:text-properties style:font-name="Tw Cen MT" fo:font-size="11pt" style:font-size-asian="11pt" style:font-size-complex="11pt"/>
    </style:style>
    <style:style style:name="P14" style:family="paragraph" style:parent-style-name="Text_20_body" style:list-style-name="L5">
      <style:paragraph-properties fo:margin-top="0cm" fo:margin-bottom="0.282cm" style:contextual-spacing="false"/>
      <style:text-properties style:font-name="Tw Cen MT" fo:font-size="11pt" style:font-size-asian="11pt" style:font-size-complex="11pt"/>
    </style:style>
    <style:style style:name="P15" style:family="paragraph" style:parent-style-name="Text_20_body" style:list-style-name="L6">
      <style:paragraph-properties fo:margin-top="0cm" fo:margin-bottom="0.282cm" style:contextual-spacing="false"/>
      <style:text-properties style:font-name="Tw Cen MT" fo:font-size="11pt" style:font-size-asian="11pt" style:font-size-complex="11pt"/>
    </style:style>
    <style:style style:name="P16" style:family="paragraph" style:parent-style-name="Text_20_body" style:list-style-name="L7">
      <style:paragraph-properties fo:margin-top="0cm" fo:margin-bottom="0.282cm" style:contextual-spacing="false"/>
      <style:text-properties style:font-name="Tw Cen MT" fo:font-size="11pt" style:font-size-asian="11pt" style:font-size-complex="11pt"/>
    </style:style>
    <style:style style:name="P17" style:family="paragraph" style:parent-style-name="Text_20_body" style:list-style-name="L8">
      <style:paragraph-properties fo:margin-top="0cm" fo:margin-bottom="0.282cm" style:contextual-spacing="false"/>
      <style:text-properties style:font-name="Tw Cen MT" fo:font-size="11pt" style:font-size-asian="11pt" style:font-size-complex="11pt"/>
    </style:style>
    <style:style style:name="P18" style:family="paragraph" style:parent-style-name="Text_20_body" style:list-style-name="L9">
      <style:paragraph-properties fo:margin-top="0cm" fo:margin-bottom="0.282cm" style:contextual-spacing="false"/>
      <style:text-properties style:font-name="Tw Cen MT" fo:font-size="11pt" style:font-size-asian="11pt" style:font-size-complex="11pt"/>
    </style:style>
    <style:style style:name="P19" style:family="paragraph" style:parent-style-name="Horizontal_20_Line">
      <style:paragraph-properties fo:margin-top="0cm" fo:margin-bottom="0.282cm" style:contextual-spacing="false"/>
      <style:text-properties style:font-name="Tw Cen MT" fo:font-size="11pt" style:font-size-asian="11pt" style:font-size-complex="11pt"/>
    </style:style>
    <style:style style:name="P20" style:family="paragraph" style:parent-style-name="Heading_20_3">
      <style:paragraph-properties fo:margin-top="0cm" fo:margin-bottom="0.282cm" style:contextual-spacing="false"/>
      <style:text-properties style:font-name="Tw Cen MT" fo:font-size="11pt" fo:font-weight="normal" style:font-size-asian="11pt" style:font-weight-asian="normal" style:font-size-complex="11pt" style:font-weight-complex="normal"/>
    </style:style>
    <style:style style:name="P21" style:family="paragraph" style:parent-style-name="Text_20_body" style:list-style-name="L10">
      <style:paragraph-properties fo:margin-top="0cm" fo:margin-bottom="0.282cm" style:contextual-spacing="false"/>
      <style:text-properties style:font-name="Tw Cen MT" fo:font-size="11pt" style:font-size-asian="11pt" style:font-size-complex="11pt"/>
    </style:style>
    <style:style style:name="P22" style:family="paragraph" style:parent-style-name="Text_20_body" style:list-style-name="L11">
      <style:paragraph-properties fo:margin-top="0cm" fo:margin-bottom="0.282cm" style:contextual-spacing="false"/>
      <style:text-properties style:font-name="Tw Cen MT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c4df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officeooo:rsid="000c4df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c4dfd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0c4dfd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font-family="'Tw Cen MT'" style:font-family-generic="roman" style:font-pitch="variabl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4" style:family="text">
      <style:text-properties style:text-underline-style="solid" style:text-underline-width="auto" style:text-underline-color="font-color" officeooo:rsid="001062a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lish version Below</text:p>
      <text:p text:style-name="P2"/>
      <text:p text:style-name="P3"><text:span text:style-name="T1">Projekt Liste (Erfahrung i</text:span><text:span text:style-name="T2">n</text:span><text:span text:style-name="T1"> </text:span><text:span text:style-name="T2">D</text:span><text:span text:style-name="T1">eutschland):</text:span></text:p>
      <text:p text:style-name="P3"><text:span text:style-name="T3">Projekt 1: <text:tab/></text:span><text:span text:style-name="T1">Massivbau: Mangfallbrücke Thalmuhl</text:span><text:span text:style-name="T4"> </text:span>– Projekt Volumen 10 Mio €, Stahlbetonbrücke mit <text:tab/><text:tab/>Fertigteil und Ortbeton, Stahlbeton Kappen, Stahl<text:span text:style-name="T5">g</text:span>el<text:span text:style-name="T5">ä</text:span>nder <text:span text:style-name="T5">b</text:span>erechnet.</text:p>
      <text:p text:style-name="P3"><text:tab/><text:tab/> Entwurf-, Genehmigungsstatik und Ausf<text:span text:style-name="T5">ü</text:span>hrungsplan erstellt.</text:p>
      <text:p text:style-name="P3"><text:span text:style-name="T3">Projekt 2: <text:tab/></text:span><text:span text:style-name="T1">Stahlbau-Halle: Kindergarten Schule in Tansania</text:span><text:span text:style-name="T6"> </text:span><text:span text:style-name="T4">– Projekt Volumen 14m*15m Halle, <text:tab/><text:tab/><text:tab/>Stahlbau, Rohr, I-Profil.</text:span></text:p>
      <text:p text:style-name="P3"><text:span text:style-name="T4"><text:tab/><text:tab/>Entwurf-, Genehmigungsstatik erstellt.</text:span><text:span text:style-name="T4"/></text:p>
      <text:p text:style-name="P3"><text:span text:style-name="T3">Projekt3: <text:tab/></text:span><text:span text:style-name="T1">Stahlbrückenbau: Eiserne Brücke für die Partnachklamm</text:span><text:span text:style-name="T3"> <text:s/></text:span><text:span text:style-name="T7">– <text:s/></text:span><text:span text:style-name="T8">Projekt Volumen rund 2Mio €, I-<text:tab/><text:tab/>Profil, Pfeifer-</text:span><text:span text:style-name="T9">S</text:span><text:span text:style-name="T8">ystem, Gitterrost, Gel</text:span><text:span text:style-name="T9">ä</text:span><text:span text:style-name="T8">nder-</text:span><text:span text:style-name="T9">S</text:span><text:span text:style-name="T8">ystem </text:span><text:span text:style-name="T9">b</text:span><text:span text:style-name="T8">erechnet.</text:span></text:p>
      <text:p text:style-name="P3"><text:span text:style-name="T10"><text:tab/><text:tab/>Entwurf-, Genehmigungsstatik erstellt.</text:span><text:span text:style-name="T10"/></text:p>
      <text:p text:style-name="P3"><text:span text:style-name="T7">Projekt4: </text:span><text:span text:style-name="T8"><text:tab/></text:span><text:span text:style-name="T1">Gebaudeberechnung, Bauherr: Billig, Ort: Hintersberg </text:span><text:span text:style-name="T3">– </text:span><text:span text:style-name="T10">2.OG, EG, KG, Stahlbetondecke, <text:tab/><text:tab/>Mauerwerk, Holzdachkonstruktion gerechnet.</text:span></text:p>
      <text:p text:style-name="P3"><text:span text:style-name="T10"><text:tab/><text:tab/>Entwurf-, Genehmigungsstatik und Ausf</text:span><text:span text:style-name="T11">ü</text:span><text:span text:style-name="T10">hrungsplan erstellt.</text:span></text:p>
      <text:p text:style-name="P3"><text:span text:style-name="T3">Projekt 5: <text:tab/></text:span><text:span text:style-name="T1">Massivbau: Feuerwehrhaus</text:span><text:span text:style-name="T12"> </text:span><text:span text:style-name="T10">– Stahlbetonhalle, Mauerwerk, Holzdachkonstruktion, Treppen-<text:tab/><text:tab/>Geländer geändert.</text:span></text:p>
      <text:p text:style-name="P3"><text:span text:style-name="T10"><text:tab/><text:tab/> Genehmigungsstatik und Ausf</text:span><text:span text:style-name="T11">ü</text:span><text:span text:style-name="T10">hrungsplan erstellt.</text:span></text:p>
      <text:p text:style-name="P3"><text:span text:style-name="T3">Projekt 6: <text:tab/></text:span><text:span text:style-name="T1">Sanierungskoncept: Bauherr VW Rinner </text:span><text:span text:style-name="T10">– Neue Stahlbau Galarie im bestehenden Autohaus <text:tab/><text:tab/>gebaut.</text:span></text:p>
      <text:p text:style-name="P3"><text:span text:style-name="T10"><text:tab/><text:tab/>Genehmigungsstatik erstellt.</text:span><text:span text:style-name="T3"/></text:p>
      <text:p text:style-name="P3"><text:span text:style-name="T3">Projekt 7: </text:span><text:span text:style-name="T10"><text:tab/></text:span><text:span text:style-name="T1">Spezialtiefbau: Regenrückhaltebecken (RRB) </text:span><text:span text:style-name="T10">– Stahlbeton RRB </text:span><text:span text:style-name="T11">b</text:span><text:span text:style-name="T10">erechnet mit Spundwänd</text:span><text:span text:style-name="T11">en</text:span><text:span text:style-name="T10"> <text:tab/><text:tab/>für </text:span><text:span text:style-name="T11">B</text:span><text:span text:style-name="T10">auzustand.</text:span></text:p>
      <text:p text:style-name="P3"><text:span text:style-name="T10"><text:tab/><text:tab/>Entwurf-, Genehmigungsstatik und Ausf</text:span><text:span text:style-name="T11">ü</text:span><text:span text:style-name="T10">hrungsplan erstellt.</text:span></text:p>
      <text:p text:style-name="P3"><text:span text:style-name="T3">Projekt 8: </text:span><text:span text:style-name="T10"><text:tab/></text:span><text:span text:style-name="T1">Tiefbau: Seilbahn Fundament</text:span><text:span text:style-name="T10"> – Stahlbeton Fundament-block </text:span><text:span text:style-name="T11">b</text:span><text:span text:style-name="T10">er</text:span><text:span text:style-name="T11">e</text:span><text:span text:style-name="T10">chnet für Seilbahn-</text:span><text:span text:style-name="T11">s</text:span><text:span text:style-name="T10">t</text:span><text:span text:style-name="T11">ü</text:span><text:span text:style-name="T10">tze <text:tab/><text:tab/>im Tal.</text:span></text:p>
      <text:p text:style-name="P4"><text:tab/><text:tab/>Genehmigungsstatik erstellt.</text:p>
      <text:p text:style-name="P5">Projekt 9:<text:tab/><text:span text:style-name="T6">PPP A3</text:span> <text:span text:style-name="T8">– Lärmschutzwand Ausführungsplan Prüfung.</text:span></text:p>
      <text:p text:style-name="P6"><text:tab/><text:tab/>Ausführungplannung erstellt.</text:p>
      <text:p text:style-name="P6"/>
      <text:p text:style-name="P4"/>
      <text:p text:style-name="P3"><text:span text:style-name="T1">Projekt Liste (Erfahrung im Ausland):</text:span><text:span text:style-name="T13"/></text:p>
      <text:p text:style-name="P3"><text:span text:style-name="T3">Projekt 1: <text:tab/></text:span><text:span text:style-name="T1">Mehreinbau, Massivbau, Name: Ubervedant, Ort: Bengalore, Indien </text:span><text:span text:style-name="T10">– Stahlbetonbau, <text:tab/><text:tab/>Stahlbau.</text:span></text:p>
      <text:p text:style-name="P4"><text:tab/><text:tab/>Statik, Bewehrungsplan, Projektmanagement erstellt.</text:p>
      <text:p text:style-name="P3"/>
      <text:p text:style-name="P3"><text:span text:style-name="T3">Projekt 2: </text:span><text:span text:style-name="T10"><text:tab/></text:span><text:span text:style-name="T1">Stahlbau, Ort: USA , Outsource arbeit von Indien</text:span><text:span text:style-name="T3"> </text:span><text:span text:style-name="T10">– Rohrbau, Caison Fundament, Bohrpfähle.</text:span></text:p>
      <text:p text:style-name="P4"><text:tab/><text:tab/>Statik erstellt für Kommunikationsturm i<text:span text:style-name="T5">n den</text:span> USA</text:p>
      <text:p text:style-name="P4"/>
      <text:p text:style-name="P4"/>
      <text:p text:style-name="P4"><text:soft-page-break/></text:p>
      <text:p text:style-name="P4"/>
      <text:h text:style-name="P7" text:outline-level="3"><text:span text:style-name="Strong_20_Emphasis"><text:span text:style-name="T14">English</text:span></text:span></text:h>
      <text:h text:style-name="P8" text:outline-level="3"><text:span text:style-name="Strong_20_Emphasis"/></text:h>
      <text:h text:style-name="P8" text:outline-level="3"><text:span text:style-name="Strong_20_Emphasis">Project List (Experience in Germany):</text:span></text:h>
      <text:p text:style-name="P9"><text:span text:style-name="Strong_20_Emphasis">Project 1:</text:span><text:line-break/><text:span text:style-name="Strong_20_Emphasis">Structural Concrete Construction</text:span> – <text:span text:style-name="Emphasis">Mangfall Bridge Thalmühl</text:span></text:p>
      <text:list text:style-name="L1">
        <text:list-item>
          <text:p text:style-name="P10">Project Volume: €10 million</text:p>
        </text:list-item>
        <text:list-item>
          <text:p text:style-name="P10">Reinforced concrete bridge with precast and in-situ concrete, reinforced concrete parapets, and calculated steel railings</text:p>
        </text:list-item>
        <text:list-item>
          <text:p text:style-name="P10">Prepared: Design, Approval Structural Analysis, and Execution Drawings</text:p>
        </text:list-item>
      </text:list>
      <text:p text:style-name="P9"><text:span text:style-name="Strong_20_Emphasis">Project 2:</text:span><text:line-break/><text:span text:style-name="Strong_20_Emphasis">Steel Structure Hall</text:span> – <text:span text:style-name="Emphasis">Kindergarten School in Tanzania</text:span></text:p>
      <text:list text:style-name="L2">
        <text:list-item>
          <text:p text:style-name="P11">Project Volume: 14m x 15m hall</text:p>
        </text:list-item>
        <text:list-item>
          <text:p text:style-name="P11">Steel structure using pipes and I-beams</text:p>
        </text:list-item>
        <text:list-item>
          <text:p text:style-name="P11">Prepared: Design and Approval Structural Analysis</text:p>
        </text:list-item>
      </text:list>
      <text:p text:style-name="P9"><text:span text:style-name="Strong_20_Emphasis">Project 3:</text:span><text:line-break/><text:span text:style-name="Strong_20_Emphasis">Steel Bridge Construction</text:span> – <text:span text:style-name="Emphasis">Iron Bridge for the Partnachklamm</text:span></text:p>
      <text:list text:style-name="L3">
        <text:list-item>
          <text:p text:style-name="P12">Project Volume: approx. €2 million</text:p>
        </text:list-item>
        <text:list-item>
          <text:p text:style-name="P12">I-beam, Pfeifer system, grating floor, railing system calculated</text:p>
        </text:list-item>
        <text:list-item>
          <text:p text:style-name="P12">Prepared: Design and Approval Structural Analysis</text:p>
        </text:list-item>
      </text:list>
      <text:p text:style-name="P9"><text:span text:style-name="Strong_20_Emphasis">Project 4:</text:span><text:line-break/><text:span text:style-name="Strong_20_Emphasis">Building Structural Analysis</text:span> – <text:span text:style-name="Emphasis">Client: Billig, Location: Hintersberg</text:span></text:p>
      <text:list text:style-name="L4">
        <text:list-item>
          <text:p text:style-name="P13">2nd floor, ground floor, basement</text:p>
        </text:list-item>
        <text:list-item>
          <text:p text:style-name="P13">Reinforced concrete slabs, masonry, and wooden roof structure calculated</text:p>
        </text:list-item>
        <text:list-item>
          <text:p text:style-name="P13">Prepared: Design, Approval Structural Analysis, and Execution Drawings</text:p>
        </text:list-item>
      </text:list>
      <text:p text:style-name="P9"><text:span text:style-name="Strong_20_Emphasis">Project 5:</text:span><text:line-break/><text:span text:style-name="Strong_20_Emphasis">Structural Concrete Construction</text:span> – <text:span text:style-name="Emphasis">Fire Station</text:span></text:p>
      <text:list text:style-name="L5">
        <text:list-item>
          <text:p text:style-name="P14">Reinforced concrete hall, masonry, wooden roof structure</text:p>
        </text:list-item>
        <text:list-item>
          <text:p text:style-name="P14">Staircase railings modified</text:p>
        </text:list-item>
        <text:list-item>
          <text:p text:style-name="P14">Prepared: Approval Structural Analysis and Execution Drawings</text:p>
        </text:list-item>
      </text:list>
      <text:p text:style-name="P9"><text:span text:style-name="Strong_20_Emphasis">Project 6:</text:span><text:line-break/><text:span text:style-name="Strong_20_Emphasis">Renovation Concept</text:span> – <text:span text:style-name="Emphasis">Client: VW Rinner</text:span></text:p>
      <text:list text:style-name="L6">
        <text:list-item>
          <text:p text:style-name="P15">New steel gallery built inside existing car dealership</text:p>
        </text:list-item>
        <text:list-item>
          <text:p text:style-name="P15">Prepared: Approval Structural Analysis</text:p>
        </text:list-item>
        <text:list-item>
          <text:p text:style-name="P15"/>
        </text:list-item>
      </text:list>
      <text:p text:style-name="P9"><text:soft-page-break/><text:span text:style-name="Strong_20_Emphasis">Project 7:</text:span><text:line-break/><text:span text:style-name="Strong_20_Emphasis">Special Foundation Engineering</text:span> – <text:span text:style-name="Emphasis">Stormwater Retention Basin (RRB)</text:span></text:p>
      <text:list text:style-name="L7">
        <text:list-item>
          <text:p text:style-name="P16">Reinforced concrete RRB calculated with sheet piling for construction stage</text:p>
        </text:list-item>
        <text:list-item>
          <text:p text:style-name="P16">Prepared: Design, Approval Structural Analysis, and Execution Drawings</text:p>
        </text:list-item>
      </text:list>
      <text:p text:style-name="P9"><text:span text:style-name="Strong_20_Emphasis">Project 8:</text:span><text:line-break/><text:span text:style-name="Strong_20_Emphasis">Civil Engineering</text:span> – <text:span text:style-name="Emphasis">Cable Car Foundation</text:span></text:p>
      <text:list text:style-name="L8">
        <text:list-item>
          <text:p text:style-name="P17">Reinforced concrete foundation block calculated for cable car support in the valley</text:p>
        </text:list-item>
        <text:list-item>
          <text:p text:style-name="P17">Prepared: Approval Structural Analysis</text:p>
        </text:list-item>
      </text:list>
      <text:p text:style-name="P9"><text:span text:style-name="Strong_20_Emphasis">Project 9:</text:span><text:line-break/><text:span text:style-name="Strong_20_Emphasis">PPP A3 Project</text:span> – <text:span text:style-name="Emphasis">Noise Barrier</text:span></text:p>
      <text:list text:style-name="L9">
        <text:list-item>
          <text:p text:style-name="P18">Reviewed execution plans</text:p>
        </text:list-item>
        <text:list-item>
          <text:p text:style-name="P18">Prepared: Execution Planning</text:p>
        </text:list-item>
      </text:list>
      <text:p text:style-name="P19"/>
      <text:p text:style-name="P9"/>
      <text:h text:style-name="P20" text:outline-level="3"><text:span text:style-name="Strong_20_Emphasis">Project List (International Experience):</text:span></text:h>
      <text:p text:style-name="P9"><text:span text:style-name="Strong_20_Emphasis">Project 1:</text:span><text:line-break/><text:span text:style-name="Strong_20_Emphasis">Multi-Storey Residential Building</text:span> – <text:span text:style-name="Emphasis">Name: Ubervedant, Location: Bangalore, India</text:span></text:p>
      <text:list text:style-name="L10">
        <text:list-item>
          <text:p text:style-name="P21">Reinforced concrete construction, steel structure</text:p>
        </text:list-item>
        <text:list-item>
          <text:p text:style-name="P21">Prepared: Structural Analysis, Reinforcement Plans, and Project Management</text:p>
        </text:list-item>
      </text:list>
      <text:p text:style-name="P9"><text:span text:style-name="Strong_20_Emphasis">Project 2:</text:span><text:line-break/><text:span text:style-name="Strong_20_Emphasis">Steel Structure</text:span> – <text:span text:style-name="Emphasis">Location: USA (Outsourced from India)</text:span></text:p>
      <text:list text:style-name="L11">
        <text:list-item>
          <text:p text:style-name="P22">Pipe structure, caisson foundation, bored piles</text:p>
        </text:list-item>
        <text:list-item>
          <text:p text:style-name="P22">Prepared: Structural Analysis for a communication tower in the USA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w Cen MT" svg:font-family="'Tw Cen MT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8-03T16:13:27.403000000</meta:creation-date>
    <dc:date>2025-08-01T17:55:14.620600300</dc:date>
    <meta:editing-duration>PT5M17S</meta:editing-duration>
    <meta:editing-cycles>4</meta:editing-cycles>
    <meta:generator>LibreOffice/25.2.4.3$Windows_X86_64 LibreOffice_project/33e196637044ead23f5c3226cde09b47731f7e27</meta:generator>
    <meta:print-date>2025-08-01T17:54:16.343024700</meta:print-date>
    <meta:printed-by>PDF files</meta:printed-by>
    <meta:document-statistic meta:table-count="0" meta:image-count="0" meta:object-count="0" meta:page-count="3" meta:paragraph-count="67" meta:word-count="512" meta:character-count="4185" meta:non-whitespace-character-count="3692"/>
  </office:meta>
</office:document-meta>
</file>